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ira Mono" svg:font-family="'Fira Mono', 'Source Code Pro', monospace"/>
    <style:font-face style:name="Fira Sans" svg:font-family="'Fira Sans', 'Source Sans Pro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6479" officeooo:paragraph-rsid="000c6479"/>
    </style:style>
    <style:style style:name="P2" style:family="paragraph" style:parent-style-name="Standard">
      <style:text-properties officeooo:rsid="000c6479" officeooo:paragraph-rsid="002e8a11"/>
    </style:style>
    <style:style style:name="P3" style:family="paragraph" style:parent-style-name="Standard">
      <style:text-properties officeooo:rsid="000c6479" officeooo:paragraph-rsid="00305bfe"/>
    </style:style>
    <style:style style:name="P4" style:family="paragraph" style:parent-style-name="Standard">
      <style:text-properties officeooo:rsid="000fae4c" officeooo:paragraph-rsid="000fae4c"/>
    </style:style>
    <style:style style:name="P5" style:family="paragraph" style:parent-style-name="Standard">
      <style:text-properties officeooo:rsid="001d2094" officeooo:paragraph-rsid="001d2094"/>
    </style:style>
    <style:style style:name="P6" style:family="paragraph" style:parent-style-name="Standard">
      <style:text-properties officeooo:paragraph-rsid="001d2094"/>
    </style:style>
    <style:style style:name="P7" style:family="paragraph" style:parent-style-name="Standard">
      <style:text-properties officeooo:rsid="00206e02" officeooo:paragraph-rsid="00214f07"/>
    </style:style>
    <style:style style:name="P8" style:family="paragraph" style:parent-style-name="Standard">
      <style:text-properties officeooo:rsid="00214f07" officeooo:paragraph-rsid="00214f07"/>
    </style:style>
    <style:style style:name="P9" style:family="paragraph" style:parent-style-name="Standard">
      <style:text-properties officeooo:rsid="00237e07" officeooo:paragraph-rsid="00214f07"/>
    </style:style>
    <style:style style:name="P10" style:family="paragraph" style:parent-style-name="Standard">
      <style:text-properties officeooo:rsid="00237e07" officeooo:paragraph-rsid="00237e07"/>
    </style:style>
    <style:style style:name="P11" style:family="paragraph" style:parent-style-name="Standard">
      <style:text-properties officeooo:rsid="00237e07" officeooo:paragraph-rsid="00249e19"/>
    </style:style>
    <style:style style:name="P12" style:family="paragraph" style:parent-style-name="Standard">
      <style:text-properties officeooo:rsid="00249e19" officeooo:paragraph-rsid="00249e19"/>
    </style:style>
    <style:style style:name="P13" style:family="paragraph" style:parent-style-name="Standard">
      <style:text-properties officeooo:rsid="00265694" officeooo:paragraph-rsid="00265694"/>
    </style:style>
    <style:style style:name="P14" style:family="paragraph" style:parent-style-name="Text_20_body">
      <style:text-properties officeooo:rsid="000dd2b3" officeooo:paragraph-rsid="000dd2b3"/>
    </style:style>
    <style:style style:name="P15" style:family="paragraph" style:parent-style-name="Text_20_body" style:list-style-name="L1">
      <style:text-properties officeooo:rsid="000dd2b3" officeooo:paragraph-rsid="000dd2b3"/>
    </style:style>
    <style:style style:name="P16" style:family="paragraph" style:parent-style-name="Text_20_body" style:list-style-name="L2">
      <style:text-properties officeooo:paragraph-rsid="000dd2b3"/>
    </style:style>
    <style:style style:name="P17" style:family="paragraph" style:parent-style-name="Text_20_body" style:list-style-name="L1">
      <style:text-properties officeooo:paragraph-rsid="000dd2b3"/>
    </style:style>
    <style:style style:name="P18" style:family="paragraph" style:parent-style-name="Text_20_body" style:list-style-name="L1">
      <style:text-properties officeooo:rsid="001a8f9c" officeooo:paragraph-rsid="001a8f9c"/>
    </style:style>
    <style:style style:name="P19" style:family="paragraph" style:parent-style-name="Text_20_body" style:list-style-name="L1">
      <style:text-properties officeooo:rsid="001c5023" officeooo:paragraph-rsid="001c5023"/>
    </style:style>
    <style:style style:name="P20" style:family="paragraph" style:parent-style-name="Heading_20_2">
      <style:text-properties officeooo:rsid="000dd2b3" officeooo:paragraph-rsid="000dd2b3"/>
    </style:style>
    <style:style style:name="T1" style:family="text">
      <style:text-properties officeooo:rsid="000dd2b3"/>
    </style:style>
    <style:style style:name="T2" style:family="text">
      <style:text-properties officeooo:rsid="001d2094"/>
    </style:style>
    <style:style style:name="T3" style:family="text">
      <style:text-properties fo:font-variant="normal" fo:text-transform="none" style:font-name="Fira Mono" fo:font-size="10.5pt" fo:letter-spacing="normal" fo:font-style="normal" fo:font-weight="normal"/>
    </style:style>
    <style:style style:name="T4" style:family="text">
      <style:text-properties officeooo:rsid="001e81d0"/>
    </style:style>
    <style:style style:name="T5" style:family="text">
      <style:text-properties officeooo:rsid="00214f07"/>
    </style:style>
    <style:style style:name="T6" style:family="text">
      <style:text-properties officeooo:rsid="0021c5df"/>
    </style:style>
    <style:style style:name="T7" style:family="text">
      <style:text-properties officeooo:rsid="00249e19"/>
    </style:style>
    <style:style style:name="T8" style:family="text">
      <style:text-properties officeooo:rsid="0027ff34"/>
    </style:style>
    <style:style style:name="T9" style:family="text">
      <style:text-properties officeooo:rsid="002cf923"/>
    </style:style>
    <style:style style:name="T10" style:family="text">
      <style:text-properties officeooo:rsid="002e8a11"/>
    </style:style>
    <style:style style:name="T11" style:family="text">
      <style:text-properties officeooo:rsid="002fc83f"/>
    </style:style>
    <style:style style:name="T12" style:family="text">
      <style:text-properties officeooo:rsid="00305b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 générale</text:p>
      <text:p text:style-name="P1"/>
      <text:p text:style-name="P1">Objectif : réaliser une application de maintenance de base de données.</text:p>
      <text:p text:style-name="P1">Comme vous l'avez remarqué probablement depuis le début de cette formation, nous utilisons une base de donnée contenant des informations de découpage administratif territorial.</text:p>
      <text:p text:style-name="P1"/>
      <text:p text:style-name="P1">Ainsi la base de données est segmentée en trois sous-ensembles liés qui sont :</text:p>
      <text:p text:style-name="P1"/>
      <text:p text:style-name="P1">les régions,</text:p>
      <text:p text:style-name="P1">les départements,</text:p>
      <text:p text:style-name="P1">les communes (appelées ici villes).</text:p>
      <text:p text:style-name="P1">Le monde bouge et rien n'est immuable :</text:p>
      <text:p text:style-name="P1"/>
      <text:p text:style-name="P1">les populations changent,</text:p>
      <text:p text:style-name="P1">les appartenances des départements aux régions changent,</text:p>
      <text:p text:style-name="P1">les noms des régions changent,</text:p>
      <text:p text:style-name="P1">et même les codes postaux changent parfois.</text:p>
      <text:p text:style-name="P1">On considérera ici que les propriétés immuables sont :</text:p>
      <text:p text:style-name="P1"/>
      <text:p text:style-name="P1">le nom des villes,</text:p>
      <text:p text:style-name="P1">les coordonnées de chaque ville (latitude et longitude),</text:p>
      <text:p text:style-name="P1">le département dans lequel se situe la ville,</text:p>
      <text:p text:style-name="P1">les contours des départements,</text:p>
      <text:p text:style-name="P1">le nom des départements,</text:p>
      <text:p text:style-name="P1">le code des départements (31, 09, 12, 65, 81, 82, 32, 46...),</text:p>
      <text:p text:style-name="P1">Afin de pouvoir mettre à jour la base de données ainsi présente on désire réaliser une application en PHP destinée à permettre la maintenance de cette base de données enregistrée sur un serveur MongoDB.</text:p>
      <text:p text:style-name="P1"/>
      <text:p text:style-name="P1">Cette application devra donc :</text:p>
      <text:p text:style-name="P1"/>
      <text:p text:style-name="P1">accueil.php (accueil.css) :</text:p>
      <text:p text:style-name="P1">présenter une page d'accueil accessible à tous et à partir de laquelle il est possible <text:s/><text:span text:style-name="T4">de demander</text:span></text:p>
      <text:p text:style-name="P1">de visualiser les caractéristiques d'une ville par remplissage d'un formulaire présentant les champs suivants :</text:p>
      <text:p text:style-name="P3">le nom de la ville (mention obligatoire),<text:span text:style-name="T12">&lt;input </text:span>’<text:span text:style-name="T12">nom’</text:span></text:p>
      <text:p text:style-name="P1">le département ou se situe la ville (optionnel),<text:span text:style-name="T12">&lt;input name=</text:span>’<text:span text:style-name="T12">dept’</text:span></text:p>
      <text:p text:style-name="P1">la région ou se situe la ville (optionnel),<text:span text:style-name="T12">&lt;input name=</text:span>’<text:span text:style-name="T12">region’</text:span></text:p>
      <text:p text:style-name="P1">un bouton de soumission du formulaire.</text:p>
      <text:p text:style-name="P1"/>
      <text:p text:style-name="P5">select.php (select.css)</text:p>
      <text:p text:style-name="P6"><text:span text:style-name="T2">‘ </text:span><text:span text:style-name="T3">header("Location: http://www.example.com/"); /* Redirect browser */</text:span> ‘</text:p>
      <text:p text:style-name="P13">http_build_query<text:span text:style-name="T8">() pour passer des variables en get sur une url</text:span></text:p>
      <text:p text:style-name="P7">Effectue la requête sur la base de donnée et <text:span text:style-name="T5">redirige vers accueil.php si la requête ne retourne aucun résultat. Si elle trouve un seul résultat redirige vers affichage.php</text:span></text:p>
      <text:p text:style-name="P11">Si plusieurs résultats <text:span text:style-name="T7">redirige vers choix.php</text:span></text:p>
      <text:p text:style-name="P10"/>
      <text:p text:style-name="P10"/>
      <text:p text:style-name="P12">choix.php contient un liens pour revenir vers <text:span text:style-name="T9">select.php avec les choix envoyer par select.php et fabrique le formulaire.</text:span></text:p>
      <text:p text:style-name="P9"/>
      <text:p text:style-name="P8">Sinon affiche les <text:span text:style-name="T6">résultats</text:span></text:p>
      <text:p text:style-name="P1"><text:soft-page-break/>Dans le cas ou le critère de choix mène à plusieurs résultats (par exemple si l'on ne précise que le nom, et que plusieurs villes ont ce nom là) alors un second formulaire sera produit, celui-ci présentera pour chaque résultat de la recherche précédente une saisie de type radio-bouton accompagnée du nom du département dans le-quel se situe la ville (en France il est impossible d'avoir 2 noms de communes identiques au sein du même département).</text:p>
      <text:p text:style-name="P1"/>
      <text:p text:style-name="P5">affichage.php (affichage.css)</text:p>
      <text:p text:style-name="P1">les caractéristiques visualisées pour la ville sélectionnée seront :</text:p>
      <text:p text:style-name="P1"/>
      <text:p text:style-name="P1">son <text:span text:style-name="T11">&lt;span class=’titre’&gt;</text:span>nom<text:span text:style-name="T11">&lt;/span&gt; </text:span>, <text:span text:style-name="T11">&lt;span class=’aff’&gt; $_GET[‘nom’]&lt;/span&gt;</text:span></text:p>
      <text:p text:style-name="P2">le nom de son département,<text:span text:style-name="T10">$_GET[‘dept’]</text:span></text:p>
      <text:p text:style-name="P2">le nom de sa région,<text:span text:style-name="T10">$_GET[‘region’]</text:span></text:p>
      <text:p text:style-name="P2">son (ou ses) code postal (ou codes postaux),<text:span text:style-name="T10">$_GET[‘region’]</text:span></text:p>
      <text:p text:style-name="P2">sa latitude et sa longitude,<text:span text:style-name="T10">$_GET[‘lat’] et $_GET[‘lon’]</text:span></text:p>
      <text:p text:style-name="P2">sa population,<text:span text:style-name="T10">$_GET[‘pop’]</text:span></text:p>
      <text:p text:style-name="P1">et si vous en voulez d'avantage le dessin de la ville localisée dans son département (à l'aide du contour du département, des cordonnées de la ville et de l'aptitude à afficher du SVG dans le navigateur HTML5).</text:p>
      <text:p text:style-name="P1">les champs absents ne seront pas remplis (par exemple dans le cas ou la population n'est pas renseignée)</text:p>
      <text:p text:style-name="P1">LA PAGE DOIT CONTENIR UN LIEN VERS LA PAGE D ‘AUTHENTIFICATION (‘./auth.php’)</text:p>
      <text:p text:style-name="P1"/>
      <text:p text:style-name="P1"/>
      <text:p text:style-name="P1">auth.php :</text:p>
      <text:p text:style-name="P1">de s'authentifier par remplissage d'un formulaire composé de deux champs :</text:p>
      <text:p text:style-name="P1">un identifiant,</text:p>
      <text:p text:style-name="P1">un mot de passe.</text:p>
      <text:p text:style-name="P1">les identifiants et mots de passe seront prédéfinis dans une collection nommée users et chaque utilisateur aura également un profil prédéfini qui sera parmi les valeurs admin/edit.</text:p>
      <text:p text:style-name="P1"/>
      <text:p text:style-name="P1">Le maintien de l'authentification sera réalisé par le mécanisme des /cookies/session et en cas d'utilisateur authentifié il sera possible de se déconnecter par un lien dédié.</text:p>
      <text:p text:style-name="P1"/>
      <text:p text:style-name="P4">maint.php :</text:p>
      <text:p text:style-name="P1">Un utilisateur authentifié aura également accès à une page de maintenance décrite ci-après.</text:p>
      <text:p text:style-name="P1"/>
      <text:p text:style-name="P1">la page de maintenance permettra selon le profil :</text:p>
      <text:p text:style-name="P1">aux utilisateurs authentifiés avec le profil edit :</text:p>
      <text:p text:style-name="P1">de modifier les paramètres code postal et population,</text:p>
      <text:p text:style-name="P1">aux utilisateurs authentifiés avec le profil admin :</text:p>
      <text:p text:style-name="P1">de modifier tous les paramètres permis par l'application (on rajoute le nom des régions et l'appartenance des départements aux régions).</text:p>
      <text:p text:style-name="P1">afin de simplifier l'opération de migration des régions en cours sur notre territoire national on pourrait aussi permettre à l'application d'effectuer la fusion de plusieurs régions par sélection de celles-ci via des check-box.</text:p>
      <text:p text:style-name="P1">les utilisateurs non authentifiés seront redirigés vers la page d'accueil par une directive HTTP 303 (voir les redirections sur fr.wikipedia.org/wiki/Liste_des_codes_HTTP ainsi que la technique de redirection depuis PHP sur php.net/manual/fr/function.header.php</text:p>
      <text:p text:style-name="P1">La visualisation de la page devra s'adapter au système d'affichage en n'utilisant que les CSS et les directives de type media query ; nous sommes en développement d'applications destinées aux dispositifs mobiles !</text:p>
      <text:p text:style-name="P1"/>
      <text:h text:style-name="P20" text:outline-level="2"><text:soft-page-break/>La base de donnees</text:h>
      <text:p text:style-name="P14">A la forme suivante :</text:p>
      <text:list xml:id="list6077630489138353091" text:style-name="L2">
        <text:list-item>
          <text:p text:style-name="P16"><text:span text:style-name="T1">regions</text:span></text:p>
        </text:list-item>
      </text:list>
      <text:list xml:id="list1862827025680403833" text:style-name="L1">
        <text:list-item>
          <text:p text:style-name="P15">departements</text:p>
        </text:list-item>
        <text:list-item>
          <text:p text:style-name="P15">villes</text:p>
        </text:list-item>
        <text:list-item>
          <text:p text:style-name="P17"><text:span text:style-name="T1">utilisateurs</text:span></text:p>
          <text:list>
            <text:list-item>
              <text:p text:style-name="P18">id</text:p>
            </text:list-item>
            <text:list-item>
              <text:p text:style-name="P18">mdp</text:p>
            </text:list-item>
            <text:list-item>
              <text:p text:style-name="P19">profil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ira Mono" svg:font-family="'Fira Mono', 'Source Code Pro', monospace"/>
    <style:font-face style:name="Fira Sans" svg:font-family="'Fira Sans', 'Source Sans Pro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07:45:40.525000000</meta:creation-date>
    <dc:date>2017-01-23T16:18:24.937000000</dc:date>
    <meta:editing-duration>PT3H8M25S</meta:editing-duration>
    <meta:editing-cycles>13</meta:editing-cycles>
    <meta:generator>LibreOffice/5.1.6.2$Windows_x86 LibreOffice_project/07ac168c60a517dba0f0d7bc7540f5afa45f0909</meta:generator>
    <meta:document-statistic meta:table-count="0" meta:image-count="0" meta:object-count="0" meta:page-count="3" meta:paragraph-count="72" meta:word-count="768" meta:character-count="5034" meta:non-whitespace-character-count="4344"/>
  </office:meta>
</office:document-meta>
</file>